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60000007A8640761B6CFC596A.png" manifest:media-type="image/png"/>
  <manifest:file-entry manifest:full-path="Pictures/10001BBC0000161500000C970699E684C0F664E4.svg" manifest:media-type="image/svg+xml"/>
  <manifest:file-entry manifest:full-path="Pictures/10000201000000B500000104F948AAC325DD1C6C.png" manifest:media-type="image/png"/>
  <manifest:file-entry manifest:full-path="Pictures/10000E39000012B500001AE1F2D9188DF7A1E9D8.svg" manifest:media-type="image/svg+xml"/>
  <manifest:file-entry manifest:full-path="Pictures/10000DC7000012B500001AE1E3AFFDB5D420382D.svg" manifest:media-type="image/svg+xml"/>
  <manifest:file-entry manifest:full-path="Pictures/10000201000000B500000104DF3529606307B4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8aa97" draw:textarea-horizontal-align="justify" draw:textarea-vertical-align="middle" draw:auto-grow-height="false" fo:min-height="0.449cm" fo:min-width="6.27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fill-color="#f8aa97" draw:textarea-horizontal-align="justify" draw:textarea-vertical-align="middle" draw:auto-grow-height="false" fo:min-height="0.449cm" fo:min-width="4.612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 style:list-style-name="L1">
      <style:graphic-properties draw:fill-color="#bee3d3" draw:textarea-horizontal-align="justify" draw:textarea-vertical-align="middle" draw:auto-grow-height="false" fo:min-height="2.925cm" fo:min-width="3.564cm"/>
    </style:style>
    <style:style style:name="gr7" style:family="graphic" style:parent-style-name="standard">
      <style:graphic-properties svg:stroke-color="#999999" draw:fill-color="#dfcce4" draw:textarea-horizontal-align="justify" draw:textarea-vertical-align="middle" draw:auto-grow-height="false" fo:min-height="4.322cm" fo:min-width="4.707cm"/>
    </style:style>
    <style:style style:name="gr8" style:family="graphic" style:parent-style-name="standard">
      <style:graphic-properties draw:fill-color="#faa61a" draw:textarea-horizontal-align="justify" draw:textarea-vertical-align="middle" draw:auto-grow-height="false" fo:min-height="1.188cm" fo:min-width="1.567cm"/>
    </style:style>
    <style:style style:name="gr9" style:family="graphic" style:parent-style-name="standard">
      <style:graphic-properties draw:fill-color="#faa61a" draw:textarea-horizontal-align="justify" draw:textarea-vertical-align="middle" draw:auto-grow-height="false" fo:min-height="0.894cm" fo:min-width="1.024cm"/>
    </style:style>
    <style:style style:name="P1" style:family="paragraph">
      <loext:graphic-properties draw:fill-color="#f8aa97"/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ee3d3"/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.152cm" fo:text-align="center" fo:text-indent="0cm"/>
    </style:style>
    <style:style style:name="P8" style:family="paragraph">
      <loext:graphic-properties draw:fill-color="#dfcce4"/>
      <style:paragraph-properties fo:margin-left="0cm" fo:margin-right="0.152cm" fo:text-align="center" fo:text-indent="0cm"/>
    </style:style>
    <style:style style:name="P9" style:family="paragraph">
      <loext:graphic-properties draw:fill-color="#faa61a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1.397cm" svg:x="20.431cm" svg:y="2.905cm">
          <text:p text:style-name="P2"><text:span text:style-name="T2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2.921cm" svg:height="4.197cm" svg:x="1.762cm" svg:y="2.905cm">
          <draw:image xlink:href="Pictures/10000E39000012B500001AE1F2D9188DF7A1E9D8.svg" xlink:type="simple" xlink:show="embed" xlink:actuate="onLoad">
            <text:p text:style-name="P2">Word 1</text:p>
            <text:p text:style-name="P2">Word 2</text:p>
            <text:p text:style-name="P2">Word 3</text:p>
          </draw:image>
          <draw:image xlink:href="Pictures/10000201000000B500000104DF3529606307B466.png" xlink:type="simple" xlink:show="embed" xlink:actuate="onLoad"/>
        </draw:frame>
        <draw:frame draw:style-name="gr2" draw:text-style-name="P3" draw:layer="layout" svg:width="2.932cm" svg:height="4.213cm" svg:x="5.064cm" svg:y="3.01cm">
          <draw:image xlink:href="Pictures/10000DC7000012B500001AE1E3AFFDB5D420382D.svg" xlink:type="simple" xlink:show="embed" xlink:actuate="onLoad">
            <text:p text:style-name="P2">Word 4</text:p>
            <text:p text:style-name="P2">Word 5</text:p>
            <text:p text:style-name="P2">Word 6</text:p>
          </draw:image>
          <draw:image xlink:href="Pictures/10000201000000B500000104F948AAC325DD1C6C.png" xlink:type="simple" xlink:show="embed" xlink:actuate="onLoad"/>
        </draw:frame>
        <draw:frame draw:style-name="gr2" draw:text-style-name="P3" draw:layer="layout" svg:width="5.652cm" svg:height="3.937cm" svg:x="14.906cm" svg:y="2.905cm">
          <draw:image xlink:href="Pictures/10001BBC0000161500000C970699E684C0F664E4.svg" xlink:type="simple" xlink:show="embed" xlink:actuate="onLoad">
            <text:p text:style-name="P2">011000111</text:p>
            <text:p text:style-name="P2">000100010</text:p>
            <text:p text:style-name="P2">101010101</text:p>
          </draw:image>
          <draw:image xlink:href="Pictures/10000201000000D60000007A8640761B6CFC596A.png" xlink:type="simple" xlink:show="embed" xlink:actuate="onLoad"/>
        </draw:frame>
        <draw:frame draw:style-name="gr3" draw:text-style-name="P4" draw:layer="layout" svg:width="4.826cm" svg:height="1.673cm" svg:x="2.778cm" svg:y="7.731cm">
          <draw:text-box>
            <text:p><text:span text:style-name="T1">Documents</text:span></text:p>
          </draw:text-box>
        </draw:frame>
        <draw:custom-shape draw:style-name="gr4" draw:text-style-name="P1" draw:layer="layout" svg:width="5.842cm" svg:height="1.397cm" svg:x="8.874cm" svg:y="3.159cm">
          <text:p text:style-name="P2"><text:span text:style-name="T2">Vectoriz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2.794cm" svg:height="1.016cm" svg:x="16.24cm" svg:y="7.096cm">
          <draw:text-box>
            <text:p><text:span text:style-name="T1">Vectors</text:span></text:p>
          </draw:text-box>
        </draw:frame>
        <draw:custom-shape draw:style-name="gr6" draw:text-style-name="P6" draw:layer="layout" svg:width="4.064cm" svg:height="3.175cm" svg:x="9.255cm" svg:y="4.429cm">
          <text:p text:style-name="P5"><text:span text:style-name="T2">TF-IDF</text:span></text:p>
          <text:p text:style-name="P5"><text:span text:style-name="T2">Word2Vec</text:span></text:p>
          <text:p text:style-name="P2"><text:span text:style-name="T2">Oth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207cm" svg:height="4.572cm" svg:x="21.193cm" svg:y="4.556cm">
          <text:p text:style-name="P7"><text:span text:style-name="T3">Classification</text:span></text:p>
          <text:p text:style-name="P7"><text:span text:style-name="T3">Algorithms </text:span></text:p>
          <text:p text:style-name="P7">SVM</text:p>
          <text:p text:style-name="P7">Naive Bayes</text:p>
          <text:p text:style-name="P7">Neural network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921cm" svg:height="2.032cm" svg:x="29.448cm" svg:y="2.905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048cm" svg:height="2.286cm" svg:x="29.448cm" svg:y="5.445cm">
          <text:p text:style-name="P2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6T14:51:34.532731486</meta:creation-date>
    <dc:date>2020-12-03T22:01:54.742933067</dc:date>
    <meta:editing-duration>PT6M6S</meta:editing-duration>
    <meta:editing-cycles>3</meta:editing-cycles>
    <meta:generator>LibreOffice/6.0.7.3$Linux_X86_64 LibreOffice_project/00m0$Build-3</meta:generator>
    <meta:document-statistic meta:object-count="11"/>
  </office:meta>
</office:document-meta>
</file>